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10-0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1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5-2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2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1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1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1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1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9-2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8-10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0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2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05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22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2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1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1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3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29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2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954914285714" calcext:value-type="float">
            <text:p>3.35954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66912" calcext:value-type="float">
            <text:p>3.3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57135483871" calcext:value-type="float">
            <text:p>3.4775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3958" calcext:value-type="float">
            <text:p>3.473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79256" calcext:value-type="float">
            <text:p>3.41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121522580645" calcext:value-type="float">
            <text:p>3.3812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58328" calcext:value-type="float">
            <text:p>3.33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28774193548" calcext:value-type="float">
            <text:p>3.2362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3152" calcext:value-type="float">
            <text:p>3.18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738090322581" calcext:value-type="float">
            <text:p>3.2073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520331034483" calcext:value-type="float">
            <text:p>3.295203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53703225806" calcext:value-type="float">
            <text:p>3.22753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911019354839" calcext:value-type="float">
            <text:p>3.2291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62344" calcext:value-type="float">
            <text:p>3.19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42788" calcext:value-type="float">
            <text:p>3.09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70928" calcext:value-type="float">
            <text:p>3.2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571509677419" calcext:value-type="float">
            <text:p>3.2757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43767741935" calcext:value-type="float">
            <text:p>3.14543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35064" calcext:value-type="float">
            <text:p>3.2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14184" calcext:value-type="float">
            <text:p>3.2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26495483871" calcext:value-type="float">
            <text:p>3.4026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559571428571" calcext:value-type="float">
            <text:p>3.40559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38296774194" calcext:value-type="float">
            <text:p>3.3713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722451612903" calcext:value-type="float">
            <text:p>3.3572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080413793103" calcext:value-type="float">
            <text:p>3.28080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52129032258" calcext:value-type="float">
            <text:p>3.3105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3932" calcext:value-type="float">
            <text:p>3.425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51070967742" calcext:value-type="float">
            <text:p>3.4225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86658064516" calcext:value-type="float">
            <text:p>3.3078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04936" calcext:value-type="float">
            <text:p>3.39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15248" calcext:value-type="float">
            <text:p>3.41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91548387097" calcext:value-type="float">
            <text:p>3.4779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447257142857" calcext:value-type="float">
            <text:p>3.45447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91329032258" calcext:value-type="float">
            <text:p>3.3989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3312" calcext:value-type="float">
            <text:p>3.31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781174193548" calcext:value-type="float">
            <text:p>3.2378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4456" calcext:value-type="float">
            <text:p>3.3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310658064516" calcext:value-type="float">
            <text:p>3.3231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06184" calcext:value-type="float">
            <text:p>3.22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60768" calcext:value-type="float">
            <text:p>3.25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418812903226" calcext:value-type="float">
            <text:p>3.3241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57285714286" calcext:value-type="float">
            <text:p>3.33157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789548387097" calcext:value-type="float">
            <text:p>3.3178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983303225806" calcext:value-type="float">
            <text:p>3.30983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9552" calcext:value-type="float">
            <text:p>3.34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730258064516" calcext:value-type="float">
            <text:p>3.3673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70112" calcext:value-type="float">
            <text:p>3.41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87329032258" calcext:value-type="float">
            <text:p>3.4598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155638709677" calcext:value-type="float">
            <text:p>3.4315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40648" calcext:value-type="float">
            <text:p>3.4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873987096774" calcext:value-type="float">
            <text:p>3.3387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51496" calcext:value-type="float">
            <text:p>3.30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06944" calcext:value-type="float">
            <text:p>3.32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868468965517" calcext:value-type="float">
            <text:p>3.428684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111690322581" calcext:value-type="float">
            <text:p>3.3811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59870967742" calcext:value-type="float">
            <text:p>3.3645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06256" calcext:value-type="float">
            <text:p>3.43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037058064516" calcext:value-type="float">
            <text:p>3.5303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29216" calcext:value-type="float">
            <text:p>3.51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58376" calcext:value-type="float">
            <text:p>3.47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205961290323" calcext:value-type="float">
            <text:p>3.4020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8552" calcext:value-type="float">
            <text:p>3.43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85367741935" calcext:value-type="float">
            <text:p>3.42585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20352" calcext:value-type="float">
            <text:p>3.4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04670967742" calcext:value-type="float">
            <text:p>3.5200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4532" calcext:value-type="float">
            <text:p>3.4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56219354839" calcext:value-type="float">
            <text:p>3.4165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85961290323" calcext:value-type="float">
            <text:p>3.3258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0832" calcext:value-type="float">
            <text:p>3.35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03824516129" calcext:value-type="float">
            <text:p>3.3303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10941935484" calcext:value-type="float">
            <text:p>3.3581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043458064516" calcext:value-type="float">
            <text:p>3.2804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47664" calcext:value-type="float">
            <text:p>3.13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941677419355" calcext:value-type="float">
            <text:p>3.1994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85632" calcext:value-type="float">
            <text:p>3.38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850812903226" calcext:value-type="float">
            <text:p>3.5985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119714285714" calcext:value-type="float">
            <text:p>3.59119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64580645161" calcext:value-type="float">
            <text:p>3.5816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958374193548" calcext:value-type="float">
            <text:p>3.6995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046" calcext:value-type="float">
            <text:p>3.6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0536" calcext:value-type="float">
            <text:p>3.7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87855483871" calcext:value-type="float">
            <text:p>3.7287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88464516129" calcext:value-type="float">
            <text:p>3.5998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03484" calcext:value-type="float">
            <text:p>3.600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54503225806" calcext:value-type="float">
            <text:p>3.67254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716296774193" calcext:value-type="float">
            <text:p>3.89716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371114285714" calcext:value-type="float">
            <text:p>3.89371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971070967742" calcext:value-type="float">
            <text:p>3.8797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059" calcext:value-type="float">
            <text:p>3.901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242313043478" calcext:value-type="float">
            <text:p>3.8824231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068" calcext:value-type="float">
            <text:p>3.84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502504347826" calcext:value-type="float">
            <text:p>3.7950250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17275" calcext:value-type="float">
            <text:p>3.661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077163636364" calcext:value-type="float">
            <text:p>3.610771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43968" calcext:value-type="float">
            <text:p>3.7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46432" calcext:value-type="float">
            <text:p>3.7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58624" calcext:value-type="float">
            <text:p>3.7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97664" calcext:value-type="float">
            <text:p>3.7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94032" calcext:value-type="float">
            <text:p>3.7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8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75744" calcext:value-type="float">
            <text:p>3.7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12" meta:object-count="0"/>
    <meta:user-defined meta:name="AppVersion">3.0</meta:user-defined>
  </office:meta>
</office:document-meta>
</file>